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FF66"/>
    </style:style>
    <style:style style:name="ce3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ddDAEIC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earCach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tMSFi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ateCOMRefer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portDAFi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dFeatur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dFeaturesBruk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dFeaturesEnviPick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dFeaturesOpen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dFeaturesXC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AnalysisInf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AnalysisInfoFromEnviMas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ComponentsCAM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ComponentsNontarg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ComponentsRAMClust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CompoundsMetfra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ateCompoundsSiri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DAFMFMSPeak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DAMSPeak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FormulasD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FormulasGenF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FormulasSiri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nerateMzRPeak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etDACalibrationErr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oupFeaturesOpen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oupFeaturesXC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mportFeatureGroups</text:p>
          </table:table-cell>
          <table:table-cell office:value-type="string" table:style-name="ce1">
            <text:p>skip: just passes argumen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rtFeatureGroupsBruker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mportFeatureGroupsBrukerTASQ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mportFeatureGroupsEnviM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mportFeatureGroupsXC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mportFeaturesEnviM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mportFeaturesXC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wProjec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alibrarateDAFi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DAMetho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howDataAnaly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"["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dFormulaScor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alysisInf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ckChromat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sterPropert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aris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onentInf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onentTab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oundTab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oundView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nsen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rawHeat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ex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eature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i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indFGrou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ormula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nerateComponents</text:p>
          </table:table-cell>
          <table:table-cell office:value-type="string" table:style-name="ce1">
            <text:p>skip: just passes arguments+algo already check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eCompounds</text:p>
          </table:table-cell>
          <table:table-cell office:value-type="string" table:style-name="ce1">
            <text:p>skip: just passes arguments+algo already check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eFormulas</text:p>
          </table:table-cell>
          <table:table-cell office:value-type="string" table:style-name="ce1">
            <text:p>skip: just passes arguments+algo already check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eMSPeakLists</text:p>
          </table:table-cell>
          <table:table-cell office:value-type="string" table:style-name="ce1">
            <text:p>skip: just passes arguments+algo already check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t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tSilhouetteInf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tXcmsS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roupFeatInd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oupFeatures</text:p>
          </table:table-cell>
          <table:table-cell office:value-type="string" table:style-name="ce1">
            <text:p>skip: just passes arguments+algo already check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oupFeaturesScree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roupInf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roup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rou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hClusterFi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identifi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lengt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akeHClus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na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overl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eak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l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lotCh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lotEIC</text:p>
          </table:table-cell>
          <table:table-cell office:value-type="string" table:style-name="ce1">
            <text:p>ignore EIC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otI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lot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otSp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otStruc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otVe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re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cateGroupSubtr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ortCS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ortM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ortPD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eenTarg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que</text:p>
          </table:table-cell>
          <table:table-cell table:number-columns-repeated="16383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k Helmus</dc:creator>
    <meta:creation-date>2018-04-29T20:03:15Z</meta:creation-date>
    <dc:date>2018-05-06T10:47:21Z</dc:date>
    <meta:editing-cycles>46</meta:editing-cycles>
    <meta:editing-duration>PT28793S</meta:editing-duration>
  </office:meta>
</office:document-meta>
</file>